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32e" officeooo:paragraph-rsid="000d832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>
      <style:text-properties officeooo:rsid="000d832e" officeooo:paragraph-rsid="000d832e"/>
    </style:style>
    <style:style style:name="T1" style:family="text">
      <style:text-properties style:font-name="Liberation Serif"/>
    </style:style>
    <style:style style:name="T2" style:family="text">
      <style:text-properties fo:background-color="#f8f8f8" loext:char-shading-value="0"/>
    </style:style>
    <style:style style:name="T3" style:family="text">
      <style:text-properties fo:color="#000000" loext:opacity="100%" fo:background-color="#f8f8f8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<text:tab/>Tal vez ..................................  (comer/nosotros) verduras cada día.</text:span></text:span></text:p>
      <text:list text:style-name="L1">
        <text:list-item>
          <text:p text:style-name="P2"><text:span text:style-name="Strong_20_Emphasis">La abuela quiere que (sus hijos) le ............................................  (escribir).</text:span></text:p>
        </text:list-item>
        <text:list-item>
          <text:p text:style-name="P2"><text:span text:style-name="Strong_20_Emphasis">Tu madre te pide que ...............................................  (poner) la mesa.</text:span></text:p>
        </text:list-item>
        <text:list-item>
          <text:p text:style-name="P2"><text:span text:style-name="Strong_20_Emphasis">Tu padre te dice que .......................................... (ser) prudente.</text:span></text:p>
        </text:list-item>
        <text:list-item>
          <text:p text:style-name="P2"><text:span text:style-name="Strong_20_Emphasis">Deseo que .................................... (hacer/él) sus deberes.</text:span></text:p>
        </text:list-item>
        <text:list-item>
          <text:p text:style-name="P2"><text:span text:style-name="Strong_20_Emphasis">Es posible que ........................................... (llover) mañana.</text:span></text:p>
        </text:list-item>
        <text:list-item>
          <text:p text:style-name="P2"><text:span text:style-name="Strong_20_Emphasis">En casa, yo pongo la mesa para que mi madre ........................................  (estar) contenta.</text:span></text:p>
        </text:list-item>
        <text:list-item>
          <text:p text:style-name="P2"><text:span text:style-name="Strong_20_Emphasis">Puede que ...........................................  (recibir/él) muchos regalos.</text:span></text:p>
        </text:list-item>
        <text:list-item>
          <text:p text:style-name="P2"><text:span text:style-name="Strong_20_Emphasis"><text:span text:style-name="T2">¡</text:span></text:span><text:span text:style-name="Strong_20_Emphasis"><text:span text:style-name="T3">No .............................(charlar/vosotros) en clase</text:span></text:span><text:span text:style-name="Strong_20_Emphasis"><text:span text:style-name="T2">!</text:span></text:span></text:p>
        </text:list-item>
        <text:list-item>
          <text:p text:style-name="P3"><text:span text:style-name="Strong_20_Emphasis"><text:span text:style-name="T3"> Quiero que ............................ (dar/vosotros) eso a vuestra abuela.</text:span>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7:43:39.129000000</meta:creation-date>
    <dc:date>2024-12-14T17:47:42.431000000</dc:date>
    <meta:editing-duration>P3DT4M5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10" meta:word-count="85" meta:character-count="825" meta:non-whitespace-character-count="752"/>
  </office:meta>
</office:document-meta>
</file>